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7600000923BF81612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Gras" style:font-family-generic="modern" style:font-pitch="fixed"/>
    <style:font-face style:name="Linux Biolinum" svg:font-family="'Linux Biolinum'" style:font-adornments="Normal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Text_20_body" style:master-page-name="First_20_Page">
      <style:paragraph-properties style:page-number="auto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LIE<text:line-break/>Benoît</text:p>
      <text:p text:style-name="Heading">Épreuve SLAM5</text:p>
      <text:table-of-content text:style-name="Sect1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Sommaire</text:p>
          </text:index-title>
          <text:p text:style-name="P5">1) Introduction<text:tab/>2</text:p>
        </text:index-body>
      </text:table-of-content>
      <text:h text:style-name="P4" text:outline-level="1">Introduction</text:h>
      <text:p text:style-name="Text_20_body">L'épreuve consiste à implémenter une nouvelle fonctionnalité sur un existant.</text:p>
      <text:p text:style-name="Text_20_body">Il est demandé de conserver les trace des modification, d'anticiper et de prévoir ses répercutions.</text:p>
      <text:p text:style-name="Text_20_body">La mise à jour des documents (ou tout du moins les modification à apporter doivent être signalés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Mono" svg:font-family="'Liberation Mono'" style:font-adornments="Gras" style:font-family-generic="modern" style:font-pitch="fixed"/>
    <style:font-face style:name="Linux Biolinum" svg:font-family="'Linux Biolinum'" style:font-adornments="Normal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fo:text-align="center" style:justify-single-word="false" style:page-number="auto" fo:keep-with-next="always"/>
      <style:text-properties fo:font-variant="small-caps" fo:color="#008080" style:font-name="Liberation Mono" fo:font-size="22pt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style:font-name="Linux Biolinum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/>
      <style:text-properties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20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text-align="start" style:justify-single-word="false"/>
      <style:text-properties fo:font-size="16pt" fo:font-style="italic" fo:font-weight="bold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start" style:justify-single-word="false"/>
      <style:text-properties fo:font-size="12pt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8080" style:font-size-asian="10.5pt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text:outline-style style:name="Outline">
      <text:outline-level-style text:level="1" style:num-suffix=")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)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)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)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)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)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)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)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)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 xlink:href="Pictures/100000000000067600000923BF816126.png" xlink:type="simple" xlink:actuate="onLoad" style:repeat="stretch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chapter text:display="name" text:outline-level="2">Introduction</text:chapter></text:p>
      </style:header>
      <style:footer>
        <text:p text:style-name="Footer">B. ELIE<text:tab/><text:tab/>p. 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2">v.1<text:tab/><text:tab/><text:date style:data-style-name="N37" text:date-value="2014-04-10T09:41:53">10/04/14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09:39:13</meta:creation-date>
    <dc:title>bts_rapport</dc:title>
    <meta:editing-duration>P0D</meta:editing-duration>
    <meta:editing-cycles>2</meta:editing-cycles>
    <meta:generator>LibreOffice/3.5$Linux_X86_64 LibreOffice_project/350m1$Build-2</meta:generator>
    <dc:date>2014-04-10T09:41:52</dc:date>
    <meta:document-statistic meta:table-count="0" meta:image-count="0" meta:object-count="0" meta:page-count="2" meta:paragraph-count="11" meta:word-count="58" meta:character-count="365" meta:non-whitespace-character-count="315"/>
    <meta:template xlink:type="simple" xlink:actuate="onRequest" xlink:title="bts_rapport" xlink:href="../../../../../../home/blag/.config/libreoffice/3/user/template/bts_rapport.ott" meta:date="2014-04-10T09:39:13"/>
  </office:meta>
</office:document-meta>
</file>